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36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36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30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34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text:s text:c="2"/>SN DEPUSSAY</text:p>
      <text:p text:style-name="P1"><text:span text:style-name="T1"><text:s text:c="2"/>ROUTE DE LA MALTERIE</text:span></text:p>
      <text:p text:style-name="P3"><text:s text:c="2"/></text:p>
      <text:p text:style-name="P1"><text:span text:style-name="T1"><text:s text:c="2"/>45300 </text:span><text:span text:style-name="T3">PITHIVI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Depussay</dc:creator>
    <dc:date>2015-03-05T11:01:11</dc:date>
    <meta:editing-cycles>1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8" meta:character-count="55"/>
  </office:meta>
</office:document-meta>
</file>